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9261" officeooo:paragraph-rsid="00139261"/>
    </style:style>
    <style:style style:name="P2" style:family="paragraph" style:parent-style-name="Standard">
      <style:text-properties officeooo:rsid="00139261" officeooo:paragraph-rsid="0016c753"/>
    </style:style>
    <style:style style:name="P3" style:family="paragraph" style:parent-style-name="Standard">
      <style:text-properties officeooo:rsid="00139261" officeooo:paragraph-rsid="0016c753"/>
    </style:style>
    <style:style style:name="P4" style:family="paragraph" style:parent-style-name="Standard">
      <style:text-properties officeooo:rsid="00139261" officeooo:paragraph-rsid="0019cda5"/>
    </style:style>
    <style:style style:name="P5" style:family="paragraph" style:parent-style-name="Standard">
      <style:text-properties officeooo:rsid="00139261" officeooo:paragraph-rsid="00139261"/>
    </style:style>
    <style:style style:name="T1" style:family="text">
      <style:text-properties officeooo:rsid="0016c753"/>
    </style:style>
    <style:style style:name="T2" style:family="text">
      <style:text-properties officeooo:rsid="0017f763"/>
    </style:style>
    <style:style style:name="T3" style:family="text">
      <style:text-properties officeooo:rsid="0019cd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text:p>
      <text:p text:style-name="P2"><text:tab/><text:span text:style-name="T1">su into root</text:span></text:p>
      <text:p text:style-name="P2"><text:tab/><text:span text:style-name="T1">type “mknod /dev/asciimap c 248 0” into terminal before the first run</text:span></text:p>
      <text:p text:style-name="P2"><text:tab/>Use Makefile by typing “make” into the terminal when in the relevant project folder.</text:p>
      <text:p text:style-name="P2"><text:tab/><text:span text:style-name="T1">Type “make register” to register the driver </text:span></text:p>
      <text:p text:style-name="P2"><text:tab/><text:span text:style-name="T1">call “./mapdriver-test” to run main.c to test the read, write, and lseek commands</text:span></text:p>
      <text:p text:style-name="P2"/>
      <text:p text:style-name="P2"><text:tab/><text:span text:style-name="T3">To Run the server and client:</text:span></text:p>
      <text:p text:style-name="P2"><text:tab/><text:span text:style-name="T3">su into root</text:span></text:p>
      <text:p text:style-name="P4"><text:tab/><text:span text:style-name="T1">type “mknod /dev/asciimap c 248 0” into terminal before the first run</text:span></text:p>
      <text:p text:style-name="P4"><text:tab/><text:span text:style-name="T3">in the driver folder, u</text:span>se Makefile by typing “make” into the terminal when in the relevant <text:tab/><text:tab/><text:tab/>project folder.</text:p>
      <text:p text:style-name="P4"><text:tab/><text:span text:style-name="T1">Type “make register” to register the driver </text:span></text:p>
      <text:p text:style-name="P1"><text:tab/><text:span text:style-name="T3">cd out of the driver folder and into the Sockets folder</text:span></text:p>
      <text:p text:style-name="P1"><text:tab/><text:span text:style-name="T3">type make</text:span></text:p>
      <text:p text:style-name="P1"><text:tab/><text:span text:style-name="T3">open a new tab and type ./server</text:span></text:p>
      <text:p text:style-name="P1"><text:tab/><text:span text:style-name="T3">in the original tab, type make test</text:span></text:p>
      <text:p text:style-name="P1"><text:tab/><text:span text:style-name="T3">input message in format M~W~H <text:s text:c="2"/>where W is width and H is height</text:span></text:p>
      <text:p text:style-name="P1"><text:tab/></text:p>
      <text:p text:style-name="P1">Bugs:</text:p>
      <text:p text:style-name="P1"><text:tab/>ioctl() in section 7 is having issues.</text:p>
      <text:p text:style-name="P1"/>
      <text:p text:style-name="P1">Team Members Names:</text:p>
      <text:p text:style-name="P1"><text:tab/>Eric Nicholson</text:p>
      <text:p text:style-name="P1"><text:tab/>Gabby Kenney</text:p>
      <text:p text:style-name="P1"><text:tab/>Mary Scheyder</text:p>
      <text:p text:style-name="P1"><text:tab/>Andrew Milsap</text:p>
      <text:p text:style-name="P1"/>
      <text:p text:style-name="P1">Special Features:</text:p>
      <text:p text:style-name="P1"><text:tab/><text:span text:style-name="T2">The dimensions of the map can be changed by changing the 'width' and 'height' variables in main.c. When printing the map with printMap(), any null characters that fall within the map boundaries will be replaced with a '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230 </meta:initial-creator>
    <meta:creation-date>2015-11-16T18:44:30.351816053</meta:creation-date>
    <meta:generator>LibreOffice/4.2.8.2$Linux_X86_64 LibreOffice_project/420$Build-2</meta:generator>
    <dc:date>2015-12-01T16:53:32.430520025</dc:date>
    <meta:editing-duration>P0D</meta:editing-duration>
    <meta:editing-cycles>5</meta:editing-cycles>
    <meta:document-statistic meta:table-count="0" meta:image-count="0" meta:object-count="0" meta:page-count="1" meta:paragraph-count="26" meta:word-count="196" meta:character-count="1137" meta:non-whitespace-character-count="936"/>
  </office:meta>
</office:document-meta>
</file>